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size="12pt" style:font-size-asian="12pt" style:font-size-complex="12pt"/>
    </style:style>
    <style:style style:name="P2" style:family="paragraph" style:parent-style-name="Preformatted_20_Text">
      <style:paragraph-properties fo:margin-top="0cm" fo:margin-bottom="0.499cm" fo:text-align="start" style:justify-single-word="false" style:writing-mode="lr-tb"/>
      <style:text-properties style:font-name="Arial" fo:font-size="12pt" fo:language="de" fo:country="DE" style:font-size-asian="12pt" style:font-size-complex="12pt"/>
    </style:style>
    <style:style style:name="P3" style:family="paragraph" style:parent-style-name="Preformatted_20_Text">
      <style:paragraph-properties fo:text-align="start" style:justify-single-word="false" style:writing-mode="lr-tb"/>
      <style:text-properties style:font-name="Arial" fo:font-size="12pt" fo:language="de" fo:country="DE" style:font-size-asian="12pt" style:font-size-complex="12pt"/>
    </style:style>
    <style:style style:name="P4" style:family="paragraph" style:parent-style-name="Preformatted_20_Text">
      <style:paragraph-properties fo:text-align="start" style:justify-single-word="false" style:writing-mode="lr-tb"/>
      <style:text-properties style:font-name="Arial"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tw-target-text"/>Das Cybersecurity Workforce Framework zeigt Führungskräften im Bereich Cybersicherheit die Fähigkeiten, die ihre Teams benötigen, und ermöglicht es ihnen, Qualifikationslücken zu erkennen, die Karriereentwicklung abzubilden und die Rolle jedes einzelnen Mitglieds zu verstehen. Darüber hinaus hilft es Cybersicherheitsmitarbeitern und Arbeitssuchenden, indem es Orientierungshilfen für den beruflichen Aufstieg oder den Wechsel von einer Rolle in eine andere bietet.</text:p>
      <text:p text:style-name="P4"/>
      <text:p text:style-name="P2">Das Framework bildet auch die Kenntnisse, Fähigkeiten und Fertigkeiten (KSAs) ab, die zur Ausführung von Aufgaben im Zusammenhang mit bestimmten Jobrollen erforderlich sind.</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0.9cm" fo:margin-bottom="0.912cm" fo:margin-left="1.058cm" fo:margin-right="1.05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0M52S</meta:editing-duration>
    <meta:editing-cycles>3</meta:editing-cycles>
    <meta:generator>OpenOffice/4.1.14$Win32 OpenOffice.org_project/4114m1$Build-9811</meta:generator>
    <dc:date>2023-11-20T12:53:17.77</dc:date>
    <meta:document-statistic meta:table-count="0" meta:image-count="0" meta:object-count="0" meta:page-count="1" meta:paragraph-count="2" meta:word-count="80" meta:character-count="639"/>
    <dc:creator>kaos sevdalisi</dc:creator>
    <meta:user-defined meta:name="Info 1"/>
    <meta:user-defined meta:name="Info 2"/>
    <meta:user-defined meta:name="Info 3"/>
    <meta:user-defined meta:name="Info 4"/>
  </office:meta>
</office:document-meta>
</file>